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0dc4" officeooo:paragraph-rsid="00180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primeira semana do programa reciclagem digital a equipe se reuniu e conheceu como o programa iria funcionar com 3 projetos em paralelo.</text:p>
      <text:p text:style-name="P1"/>
      <text:p text:style-name="P1">Foi definido que precisaria de uma logo e um panfleto informativo para entregar nas instituições, para o programa ficar mais didático e ilustrativo.</text:p>
      <text:p text:style-name="P1"/>
      <text:p text:style-name="P1">Ainda não havia sala definida para iniciar os trabalhos.</text:p>
      <text:p text:style-name="P1"/>
      <text:p text:style-name="P1">Equipe se dedicou à tótens doados. Eles foram reformados para uma exposição do projeto em uma mostra de profissões e possíveis do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2S</meta:editing-duration>
    <meta:editing-cycles>3</meta:editing-cycles>
    <meta:generator>LibreOffice/5.1.3.2$Windows_x86 LibreOffice_project/644e4637d1d8544fd9f56425bd6cec110e49301b</meta:generator>
    <dc:date>2016-06-20T17:19:28.109000000</dc:date>
    <meta:document-statistic meta:table-count="0" meta:image-count="0" meta:object-count="0" meta:page-count="1" meta:paragraph-count="4" meta:word-count="77" meta:character-count="477" meta:non-whitespace-character-count="404"/>
    <meta:user-defined meta:name="Info 1"/>
    <meta:user-defined meta:name="Info 2"/>
    <meta:user-defined meta:name="Info 3"/>
    <meta:user-defined meta:name="Info 4"/>
  </office:meta>
</office:document-meta>
</file>